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ontacts">
        <table:table-row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</table:table-row>
        <table:table-row>
          <table:table-cell office:value-type="string">
            <text:p>Alice</text:p>
          </table:table-cell>
          <table:table-cell office:value-type="string">
            <text:p>alice@example.com</text:p>
          </table:table-cell>
          <table:table-cell office:value-type="string">
            <text:p>555-1001</text:p>
          </table:table-cell>
        </table:table-row>
        <table:table-row>
          <table:table-cell office:value-type="string">
            <text:p>Bob</text:p>
          </table:table-cell>
          <table:table-cell/>
          <table:table-cell office:value-type="string">
            <text:p>555-1002</text:p>
          </table:table-cell>
        </table:table-row>
        <table:table-row>
          <table:table-cell office:value-type="string">
            <text:p>Carol</text:p>
          </table:table-cell>
          <table:table-cell office:value-type="string">
            <text:p>carol@example.com</text:p>
          </table:table-cell>
          <table:table-cell office:value-type="string">
            <text:p>555-1003</text:p>
          </table:table-cell>
        </table:table-row>
        <table:table-row>
          <table:table-cell office:value-type="string">
            <text:p>David</text:p>
          </table:table-cell>
          <table:table-cell/>
          <table:table-cell office:value-type="string">
            <text:p>555-1004</text:p>
          </table:table-cell>
        </table:table-row>
        <table:table-row>
          <table:table-cell office:value-type="string">
            <text:p>Eve</text:p>
          </table:table-cell>
          <table:table-cell office:value-type="string">
            <text:p>eve@example.com</text:p>
          </table:table-cell>
          <table:table-cell office:value-type="string">
            <text:p>555-1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